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971" officeooo:paragraph-rsid="001ca971"/>
    </style:style>
    <style:style style:name="P2" style:family="paragraph" style:parent-style-name="Standard">
      <style:text-properties officeooo:rsid="001ca971" officeooo:paragraph-rsid="001e9979"/>
    </style:style>
    <style:style style:name="P3" style:family="paragraph" style:parent-style-name="Standard">
      <style:paragraph-properties fo:text-align="center" style:justify-single-word="false"/>
      <style:text-properties fo:font-size="20pt" officeooo:rsid="001ca971" officeooo:paragraph-rsid="001ca971" style:font-size-asian="20pt" style:font-size-complex="20pt"/>
    </style:style>
    <style:style style:name="P4" style:family="paragraph" style:parent-style-name="Standard">
      <style:text-properties officeooo:rsid="001e9979" officeooo:paragraph-rsid="001e9979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1ca971" officeooo:paragraph-rsid="001ca971" style:font-style-asian="italic" style:font-weight-asian="bold" style:font-style-complex="italic" style:font-weight-complex="bold"/>
    </style:style>
    <style:style style:name="T1" style:family="text">
      <style:text-properties officeooo:rsid="001ca971"/>
    </style:style>
    <style:style style:name="T2" style:family="text">
      <style:text-properties officeooo:rsid="001e99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997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/>
      <text:p text:style-name="P1">Sistema de Delícias Gourmet</text:p>
      <text:p text:style-name="P1"/>
      <text:p text:style-name="P1">1 – Descrição Textual:</text:p>
      <text:p text:style-name="P1"/>
      <text:p text:style-name="P3">Estudo de Caso: Sistema da ”Delícias Gourmet”.</text:p>
      <text:p text:style-name="P1"/>
      <text:p text:style-name="P1">Em uma indústria alimentícia chamada &amp;quot;Delícias Gourmet&amp;quot;, o controle de materiais é um processo-chave para</text:p>
      <text:p text:style-name="P1">garantir a qualidade e a eficiência dos produtos finais. Nesta história, vamos explorar como diferentes atores</text:p>
      <text:p text:style-name="P1">desempenham funções importantes em seus respectivos setores, interagindo e colaborando para manter o sistema de</text:p>
      <text:p text:style-name="P1">controle de materiais funcionando sem problemas.</text:p>
      <text:p text:style-name="P1">A história começa com João, o gerente de compras, que é responsável por adquirir os ingredientes e os</text:p>
      <text:p text:style-name="P1">materiais necessários para a produção dos alimentos. Ele trabalha em estreita colaboração com os fornecedores para</text:p>
      <text:p text:style-name="P1">garantir a qualidade dos produtos e negocia os melhores preços para reduzir os custos de produção.</text:p>
      <text:p text:style-name="P1">Maria, a supervisora de estoque, trabalha em conjunto com João. Ela é responsável por gerenciar o</text:p>
      <text:p text:style-name="P1">armazenamento dos materiais e garantir que todos os itens estejam devidamente organizados e estocados. Quando os</text:p>
      <text:p text:style-name="P1">ingredientes e materiais chegam ao armazém, Maria confere e verifica se tudo está em conformidade com os pedidos</text:p>
      <text:p text:style-name="P1">feitos por João.</text:p>
      <text:p text:style-name="P1">Dentro da fábrica, Pedro, o coordenador de produção, coordena a utilização dos ingredientes e materiais no</text:p>
      <text:p text:style-name="P1">processo de fabricação. Ele colabora com Maria para garantir que os itens necessários sejam entregues no momento</text:p>
      <text:p text:style-name="P1">certo e na quantidade adequada. Pedro também trabalha com os líderes de cada linha de produção para planejar e</text:p>
      <text:p text:style-name="P1">otimizar a utilização dos materiais.</text:p>
      <text:p text:style-name="P1">Na área de controle de qualidade, Ana, a analista de qualidade, monitora o processo de produção, verificando</text:p>
      <text:p text:style-name="P1">se todos os ingredientes e materiais estão dentro dos padrões exigidos. Ela também é responsável por conduzir</text:p>
      <text:p text:style-name="P1">inspeções regulares e garantir que a produção esteja em conformidade com as normas de segurança alimentar e</text:p>
      <text:p text:style-name="P1">regulamentações governamentais.</text:p>
      <text:p text:style-name="P1">Por fim, a história se completa com Carlos, o responsável pelas vendas e distribuição dos produtos. Ele</text:p>
      <text:p text:style-name="P1">coordena a entrega dos produtos acabados aos clientes e mantém um registro de todas as vendas realizadas. Carlos</text:p>
      <text:p text:style-name="P1">também fornece informações sobre a demanda do mercado e as preferências dos clientes, o que ajuda João na</text:p>
      <text:p text:style-name="P1">seleção de fornecedores e ingredientes para futuras compras.</text:p>
      <text:p text:style-name="P1">Esta história ilustra como os diferentes atores em uma indústria alimentícia colaboram e desempenham funções</text:p>
      <text:p text:style-name="P1">cruciais para manter o sistema manual de controle de materiais funcionando de forma eficiente. A interdependência</text:p>
      <text:p text:style-name="P1"><text:soft-page-break/>entre as atividades de João, Maria, Pedro, Ana e Carlos é fundamental para garantir que a “Delícias Gourmet”;</text:p>
      <text:p text:style-name="P1">mantenha sua reputação de qualidade e satisfação do cliente.</text:p>
      <text:p text:style-name="P1"/>
      <text:p text:style-name="P1"/>
      <text:p text:style-name="P5">2 – O que o sistema deve fazer:</text:p>
      <text:p text:style-name="P1"/>
      <text:p text:style-name="P2"><text:span text:style-name="T3">R1.1: </text:span><text:span text:style-name="T4">Deve ter um sistema que vai gerir o estoque desta empresa chamada Delicias Gourmet: </text:span><text:span text:style-name="T2">“</text:span>Maria, a supervisora de estoque, trabalha em conjunto com João. Ela é responsável por gerenciar o</text:p>
      <text:p text:style-name="P2">armazenamento dos materiais e garantir que todos os itens estejam devidamente organizados e estocados.”</text:p>
      <text:p text:style-name="P2"/>
      <text:p text:style-name="P4"><text:span text:style-name="T3">R1.2: Predefinição das receitas com cuidado na quantidade de materiais: </text:span>“<text:span text:style-name="T1">Dentro da fábrica, Pedro, o coordenador de produção, coordena a utilização dos ingredientes e materiais no</text:span></text:p>
      <text:p text:style-name="P2">processo de fabricação. Ele colabora com Maria para garantir que os itens necessários sejam entregues no momento certo e na quantidade adequada.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7:58.032522559</meta:creation-date>
    <dc:date>2023-04-26T21:55:49.561171478</dc:date>
    <meta:editing-duration>PT7M41S</meta:editing-duration>
    <meta:editing-cycles>1</meta:editing-cycles>
    <meta:document-statistic meta:table-count="0" meta:image-count="0" meta:object-count="0" meta:page-count="2" meta:paragraph-count="36" meta:word-count="502" meta:character-count="3296" meta:non-whitespace-character-count="2827"/>
    <meta:generator>LibreOffice/7.3.7.2$Linux_X86_64 LibreOffice_project/30$Build-2</meta:generator>
  </office:meta>
</office:document-meta>
</file>